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Text_20_body">
      <style:text-properties officeooo:rsid="00e4b51f" officeooo:paragraph-rsid="00e4b51f"/>
    </style:style>
    <style:style style:name="P104" style:family="paragraph" style:parent-style-name="Standard">
      <style:text-properties officeooo:rsid="00f95e95" officeooo:paragraph-rsid="00f95e95"/>
    </style:style>
    <style:style style:name="P105" style:family="paragraph" style:parent-style-name="Standard">
      <style:text-properties officeooo:rsid="00faefe4" officeooo:paragraph-rsid="00faefe4"/>
    </style:style>
    <style:style style:name="P106" style:family="paragraph" style:parent-style-name="Standard">
      <style:text-properties officeooo:rsid="0106ae28" officeooo:paragraph-rsid="0106ae28"/>
    </style:style>
    <style:style style:name="P107" style:family="paragraph" style:parent-style-name="Standard">
      <style:text-properties officeooo:rsid="01323167" officeooo:paragraph-rsid="01323167"/>
    </style:style>
    <style:style style:name="P108"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0e6a4e6"/>
    </style:style>
    <style:style style:name="T57" style:family="text">
      <style:text-properties officeooo:rsid="010b4892"/>
    </style:style>
    <style:style style:name="T58"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La pause et reprise jeu</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2"/>
      <text:h text:style-name="Heading_20_2" text:outline-level="2"><text:bookmark-start text:name="__RefHeading___Toc5059_1643121603"/>Les petites modifications<text:bookmark-end text:name="__RefHeading___Toc5059_1643121603"/></text:h>
      <text:p text:style-name="P103">Une modification a été faite sur la méthode send de machine permettant d’envoyer seulement si la machine voisine n’a pas déjà un item dans sa file, cela permet d’éviter de supprimer les objets <text:span text:style-name="T56">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04">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05">dans la fonction mettre à jour affchage.</text:p>
      <text:p text:style-name="P106">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06"/>
      <text:p text:style-name="P105"><text:span text:style-name="T57">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text:span><text:soft-page-break/><text:span text:style-name="T3">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07">Modifications de <text:span text:style-name="T58">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text:span><text:soft-page-break/><text:span text:style-name="T3">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08">Permet d’obtenir cela :</text:p>
      <text:p text:style-name="P108"><draw:frame draw:style-name="fr3" draw:name="Image3" text:anchor-type="char" svg:width="4.63cm" svg:height="9.313cm" draw:z-index="2"><draw:image xlink:href="Pictures/10000001000000AF000001608C75D7C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2</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2</text:page-number><text:s/>/ <text:page-count>22</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31T16:28:45.959795300</dc:date>
    <meta:editing-duration>PT18H25M1S</meta:editing-duration>
    <meta:editing-cycles>265</meta:editing-cycles>
    <meta:generator>LibreOffice/25.8.5.2$Windows_X86_64 LibreOffice_project/9c8b85f387cc00a89945a79c9e6239f32e450ac2</meta:generator>
    <meta:document-statistic meta:table-count="0" meta:image-count="3" meta:object-count="0" meta:page-count="22" meta:paragraph-count="236" meta:word-count="5524" meta:character-count="44154" meta:non-whitespace-character-count="33876"/>
  </office:meta>
</office:document-meta>
</file>